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1.857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1_per_tx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Time per transaction with objects_per_txn=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9">
            <text:p>0.02</text:p>
          </table:table-cell>
          <table:table-cell office:value-type="float" office:value="0.002">
            <text:p>0</text:p>
          </table:table-cell>
          <table:table-cell office:value-type="float" office:value="0.019">
            <text:p>0.02</text:p>
          </table:table-cell>
          <table:table-cell office:value-type="float" office:value="0.003">
            <text:p>0</text:p>
          </table:table-cell>
          <table:table-cell office:value-type="float" office:value="0.07">
            <text:p>0.07</text:p>
          </table:table-cell>
          <table:table-cell office:value-type="float" office:value="0.006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41">
            <text:p>0.04</text:p>
          </table:table-cell>
          <table:table-cell office:value-type="float" office:value="0.002">
            <text:p>0</text:p>
          </table:table-cell>
          <table:table-cell office:value-type="float" office:value="0.059">
            <text:p>0.06</text:p>
          </table:table-cell>
          <table:table-cell office:value-type="float" office:value="0.006">
            <text:p>0.01</text:p>
          </table:table-cell>
          <table:table-cell office:value-type="float" office:value="0.227">
            <text:p>0.23</text:p>
          </table:table-cell>
          <table:table-cell office:value-type="float" office:value="0.012">
            <text:p>0.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1">
            <text:p>0.05</text:p>
          </table:table-cell>
          <table:table-cell office:value-type="float" office:value="0.002">
            <text:p>0</text:p>
          </table:table-cell>
          <table:table-cell office:value-type="float" office:value="0.107">
            <text:p>0.11</text:p>
          </table:table-cell>
          <table:table-cell office:value-type="float" office:value="0.005">
            <text:p>0.01</text:p>
          </table:table-cell>
          <table:table-cell office:value-type="float" office:value="0.42">
            <text:p>0.42</text:p>
          </table:table-cell>
          <table:table-cell office:value-type="float" office:value="0.023">
            <text:p>0.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58">
            <text:p>0.06</text:p>
          </table:table-cell>
          <table:table-cell office:value-type="float" office:value="0.002">
            <text:p>0</text:p>
          </table:table-cell>
          <table:table-cell office:value-type="float" office:value="0.14">
            <text:p>0.14</text:p>
          </table:table-cell>
          <table:table-cell office:value-type="float" office:value="0.006">
            <text:p>0.01</text:p>
          </table:table-cell>
          <table:table-cell office:value-type="float" office:value="0.579">
            <text:p>0.58</text:p>
          </table:table-cell>
          <table:table-cell office:value-type="float" office:value="0.038">
            <text:p>0.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29">
            <text:p>0.03</text:p>
          </table:table-cell>
          <table:table-cell office:value-type="float" office:value="0.002">
            <text:p>0</text:p>
          </table:table-cell>
          <table:table-cell office:value-type="float" office:value="0.263">
            <text:p>0.26</text:p>
          </table:table-cell>
          <table:table-cell office:value-type="float" office:value="0.009">
            <text:p>0.01</text:p>
          </table:table-cell>
          <table:table-cell office:value-type="float" office:value="0.816">
            <text:p>0.82</text:p>
          </table:table-cell>
          <table:table-cell office:value-type="float" office:value="0.049">
            <text:p>0.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146">
            <text:p>0.15</text:p>
          </table:table-cell>
          <table:table-cell office:value-type="float" office:value="0.003">
            <text:p>0</text:p>
          </table:table-cell>
          <table:table-cell office:value-type="float" office:value="0.211">
            <text:p>0.21</text:p>
          </table:table-cell>
          <table:table-cell office:value-type="float" office:value="0.017">
            <text:p>0.02</text:p>
          </table:table-cell>
          <table:table-cell office:value-type="float" office:value="0.956">
            <text:p>0.96</text:p>
          </table:table-cell>
          <table:table-cell office:value-type="float" office:value="0.052">
            <text:p>0.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2">
            <text:p>0.09</text:p>
          </table:table-cell>
          <table:table-cell office:value-type="float" office:value="0.003">
            <text:p>0</text:p>
          </table:table-cell>
          <table:table-cell office:value-type="float" office:value="0.268">
            <text:p>0.27</text:p>
          </table:table-cell>
          <table:table-cell office:value-type="float" office:value="0.012">
            <text:p>0.01</text:p>
          </table:table-cell>
          <table:table-cell office:value-type="float" office:value="1.311">
            <text:p>1.31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24">
            <text:p>0.12</text:p>
          </table:table-cell>
          <table:table-cell office:value-type="float" office:value="0.004">
            <text:p>0</text:p>
          </table:table-cell>
          <table:table-cell office:value-type="float" office:value="0.293">
            <text:p>0.29</text:p>
          </table:table-cell>
          <table:table-cell office:value-type="float" office:value="0.014">
            <text:p>0.01</text:p>
          </table:table-cell>
          <table:table-cell office:value-type="float" office:value="1.432">
            <text:p>1.43</text:p>
          </table:table-cell>
          <table:table-cell office:value-type="float" office:value="0.084">
            <text:p>0.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1_per_txn.I44" table:end-x="0.2567in" table:end-y="0.0205in" draw:z-index="0" draw:style-name="gr1" svg:width="12.248in" svg:height="5.1815in" svg:x="0.0642in" svg:y="0.0291in">
              <draw:object draw:notify-on-update-of-ranges="1_per_txn.A3:1_per_txn.A3 1_per_txn.A4:1_per_txn.A11 1_per_txn.B3:1_per_txn.B3 1_per_txn.B4:1_per_txn.B11 1_per_txn.C3:1_per_txn.C3 1_per_txn.C4:1_per_txn.C11 1_per_txn.D3:1_per_txn.D3 1_per_txn.D4:1_per_txn.D11 1_per_txn.E3:1_per_txn.E3 1_per_txn.E4:1_per_txn.E11 1_per_txn.F3:1_per_txn.F3 1_per_txn.F4:1_per_txn.F11 1_per_txn.G3:1_per_txn.G3 1_per_txn.G4:1_per_txn.G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100_per_txn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me per transaction with objects_per_txn=1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5">
            <text:p>0.02</text:p>
          </table:table-cell>
          <table:table-cell office:value-type="float" office:value="0.005">
            <text:p>0.01</text:p>
          </table:table-cell>
          <table:table-cell office:value-type="float" office:value="0.074">
            <text:p>0.07</text:p>
          </table:table-cell>
          <table:table-cell office:value-type="float" office:value="0.005">
            <text:p>0.01</text:p>
          </table:table-cell>
          <table:table-cell office:value-type="float" office:value="0.078">
            <text:p>0.08</text:p>
          </table:table-cell>
          <table:table-cell office:value-type="float" office:value="0.008">
            <text:p>0.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8">
            <text:p>0.04</text:p>
          </table:table-cell>
          <table:table-cell office:value-type="float" office:value="0.006">
            <text:p>0.01</text:p>
          </table:table-cell>
          <table:table-cell office:value-type="float" office:value="0.071">
            <text:p>0.07</text:p>
          </table:table-cell>
          <table:table-cell office:value-type="float" office:value="0.005">
            <text:p>0.01</text:p>
          </table:table-cell>
          <table:table-cell office:value-type="float" office:value="0.252">
            <text:p>0.25</text:p>
          </table:table-cell>
          <table:table-cell office:value-type="float" office:value="0.022">
            <text:p>0.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0.006">
            <text:p>0.01</text:p>
          </table:table-cell>
          <table:table-cell office:value-type="float" office:value="0.116">
            <text:p>0.12</text:p>
          </table:table-cell>
          <table:table-cell office:value-type="float" office:value="0.009">
            <text:p>0.01</text:p>
          </table:table-cell>
          <table:table-cell office:value-type="float" office:value="0.499">
            <text:p>0.5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2">
            <text:p>0.06</text:p>
          </table:table-cell>
          <table:table-cell office:value-type="float" office:value="0.006">
            <text:p>0.01</text:p>
          </table:table-cell>
          <table:table-cell office:value-type="float" office:value="0.167">
            <text:p>0.17</text:p>
          </table:table-cell>
          <table:table-cell office:value-type="float" office:value="0.018">
            <text:p>0.02</text:p>
          </table:table-cell>
          <table:table-cell office:value-type="float" office:value="0.665">
            <text:p>0.67</text:p>
          </table:table-cell>
          <table:table-cell office:value-type="float" office:value="0.06">
            <text:p>0.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49">
            <text:p>0.15</text:p>
          </table:table-cell>
          <table:table-cell office:value-type="float" office:value="0.007">
            <text:p>0.01</text:p>
          </table:table-cell>
          <table:table-cell office:value-type="float" office:value="0.187">
            <text:p>0.19</text:p>
          </table:table-cell>
          <table:table-cell office:value-type="float" office:value="0.022">
            <text:p>0.02</text:p>
          </table:table-cell>
          <table:table-cell office:value-type="float" office:value="0.842">
            <text:p>0.84</text:p>
          </table:table-cell>
          <table:table-cell office:value-type="float" office:value="0.057">
            <text:p>0.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8">
            <text:p>0.1</text:p>
          </table:table-cell>
          <table:table-cell office:value-type="float" office:value="0.012">
            <text:p>0.01</text:p>
          </table:table-cell>
          <table:table-cell office:value-type="float" office:value="0.272">
            <text:p>0.27</text:p>
          </table:table-cell>
          <table:table-cell office:value-type="float" office:value="0.022">
            <text:p>0.02</text:p>
          </table:table-cell>
          <table:table-cell office:value-type="float" office:value="1.145">
            <text:p>1.15</text:p>
          </table:table-cell>
          <table:table-cell office:value-type="float" office:value="0.062">
            <text:p>0.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65">
            <text:p>0.07</text:p>
          </table:table-cell>
          <table:table-cell office:value-type="float" office:value="0.01">
            <text:p>0.01</text:p>
          </table:table-cell>
          <table:table-cell office:value-type="float" office:value="0.324">
            <text:p>0.32</text:p>
          </table:table-cell>
          <table:table-cell office:value-type="float" office:value="0.027">
            <text:p>0.03</text:p>
          </table:table-cell>
          <table:table-cell office:value-type="float" office:value="1.317">
            <text:p>1.32</text:p>
          </table:table-cell>
          <table:table-cell office:value-type="float" office:value="0.081">
            <text:p>0.0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108">
            <text:p>0.11</text:p>
          </table:table-cell>
          <table:table-cell office:value-type="float" office:value="0.015">
            <text:p>0.02</text:p>
          </table:table-cell>
          <table:table-cell office:value-type="float" office:value="0.36">
            <text:p>0.36</text:p>
          </table:table-cell>
          <table:table-cell office:value-type="float" office:value="0.032">
            <text:p>0.03</text:p>
          </table:table-cell>
          <table:table-cell office:value-type="float" office:value="1.599">
            <text:p>1.6</text:p>
          </table:table-cell>
          <table:table-cell office:value-type="float" office:value="0.069">
            <text:p>0.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100_per_txn.I44" table:end-x="0.25in" table:end-y="0.0205in" draw:z-index="0" draw:style-name="gr1" svg:width="10.2528in" svg:height="5.1815in" svg:x="0.0642in" svg:y="0.0291in">
              <draw:object draw:notify-on-update-of-ranges="100_per_txn.A3:100_per_txn.A3 100_per_txn.A4:100_per_txn.A11 100_per_txn.B3:100_per_txn.B3 100_per_txn.B4:100_per_txn.B11 100_per_txn.C3:100_per_txn.C3 100_per_txn.C4:100_per_txn.C11 100_per_txn.D3:100_per_txn.D3 100_per_txn.D4:100_per_txn.D11 100_per_txn.E3:100_per_txn.E3 100_per_txn.E4:100_per_txn.E11 100_per_txn.F3:100_per_txn.F3 100_per_txn.F4:100_per_txn.F11 100_per_txn.G3:100_per_txn.G3 100_per_txn.G4:100_per_txn.G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</table:table>
      <table:table table:name="10k_per_txn" table:style-name="ta1" table:print="false">
        <office:forms form:automatic-focus="false" form:apply-design-mode="false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me per transaction with objects_per_txn=1000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ncurrency</text:p>
          </table:table-cell>
          <table:table-cell office:value-type="string">
            <text:p><text:s/>ZEO + FileStorage - write</text:p>
          </table:table-cell>
          <table:table-cell office:value-type="string">
            <text:p><text:s/>ZEO + FileStorage - read</text:p>
          </table:table-cell>
          <table:table-cell office:value-type="string">
            <text:p><text:s/>PostgreSQLAdapter - write</text:p>
          </table:table-cell>
          <table:table-cell office:value-type="string">
            <text:p><text:s/>PostgreSQLAdapter - read</text:p>
          </table:table-cell>
          <table:table-cell office:value-type="string">
            <text:p><text:s/>OracleAdapter - write</text:p>
          </table:table-cell>
          <table:table-cell office:value-type="string">
            <text:p><text:s/>OracleAdapter - rea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83">
            <text:p>0.28</text:p>
          </table:table-cell>
          <table:table-cell office:value-type="float" office:value="0.402">
            <text:p>0.4</text:p>
          </table:table-cell>
          <table:table-cell office:value-type="float" office:value="0.371">
            <text:p>0.37</text:p>
          </table:table-cell>
          <table:table-cell office:value-type="float" office:value="0.224">
            <text:p>0.22</text:p>
          </table:table-cell>
          <table:table-cell office:value-type="float" office:value="0.576">
            <text:p>0.58</text:p>
          </table:table-cell>
          <table:table-cell office:value-type="float" office:value="0.291">
            <text:p>0.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21">
            <text:p>0.62</text:p>
          </table:table-cell>
          <table:table-cell office:value-type="float" office:value="0.472">
            <text:p>0.47</text:p>
          </table:table-cell>
          <table:table-cell office:value-type="float" office:value="1.031">
            <text:p>1.03</text:p>
          </table:table-cell>
          <table:table-cell office:value-type="float" office:value="0.462">
            <text:p>0.46</text:p>
          </table:table-cell>
          <table:table-cell office:value-type="float" office:value="1.247">
            <text:p>1.25</text:p>
          </table:table-cell>
          <table:table-cell office:value-type="float" office:value="0.573">
            <text:p>0.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92">
            <text:p>0.49</text:p>
          </table:table-cell>
          <table:table-cell office:value-type="float" office:value="0.749">
            <text:p>0.75</text:p>
          </table:table-cell>
          <table:table-cell office:value-type="float" office:value="1.966">
            <text:p>1.97</text:p>
          </table:table-cell>
          <table:table-cell office:value-type="float" office:value="1.286">
            <text:p>1.29</text:p>
          </table:table-cell>
          <table:table-cell office:value-type="float" office:value="2.314">
            <text:p>2.31</text:p>
          </table:table-cell>
          <table:table-cell office:value-type="float" office:value="0.724">
            <text:p>0.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424">
            <text:p>1.42</text:p>
          </table:table-cell>
          <table:table-cell office:value-type="float" office:value="0.832">
            <text:p>0.83</text:p>
          </table:table-cell>
          <table:table-cell office:value-type="float" office:value="1.588">
            <text:p>1.59</text:p>
          </table:table-cell>
          <table:table-cell office:value-type="float" office:value="1.125">
            <text:p>1.13</text:p>
          </table:table-cell>
          <table:table-cell office:value-type="float" office:value="3.067">
            <text:p>3.07</text:p>
          </table:table-cell>
          <table:table-cell office:value-type="float" office:value="0.862">
            <text:p>0.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51">
            <text:p>1.51</text:p>
          </table:table-cell>
          <table:table-cell office:value-type="float" office:value="1.256">
            <text:p>1.26</text:p>
          </table:table-cell>
          <table:table-cell office:value-type="float" office:value="2.949">
            <text:p>2.95</text:p>
          </table:table-cell>
          <table:table-cell office:value-type="float" office:value="0.923">
            <text:p>0.92</text:p>
          </table:table-cell>
          <table:table-cell office:value-type="float" office:value="4.496">
            <text:p>4.5</text:p>
          </table:table-cell>
          <table:table-cell office:value-type="float" office:value="0.693">
            <text:p>0.6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203">
            <text:p>2.2</text:p>
          </table:table-cell>
          <table:table-cell office:value-type="float" office:value="1.927">
            <text:p>1.93</text:p>
          </table:table-cell>
          <table:table-cell office:value-type="float" office:value="1.387">
            <text:p>1.39</text:p>
          </table:table-cell>
          <table:table-cell office:value-type="float" office:value="1.527">
            <text:p>1.53</text:p>
          </table:table-cell>
          <table:table-cell office:value-type="float" office:value="6.531">
            <text:p>6.53</text:p>
          </table:table-cell>
          <table:table-cell office:value-type="float" office:value="0.866">
            <text:p>0.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042">
            <text:p>2.04</text:p>
          </table:table-cell>
          <table:table-cell office:value-type="float" office:value="2.851">
            <text:p>2.85</text:p>
          </table:table-cell>
          <table:table-cell office:value-type="float" office:value="5.802">
            <text:p>5.8</text:p>
          </table:table-cell>
          <table:table-cell office:value-type="float" office:value="2.592">
            <text:p>2.59</text:p>
          </table:table-cell>
          <table:table-cell office:value-type="float" office:value="7.959">
            <text:p>7.96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537">
            <text:p>2.54</text:p>
          </table:table-cell>
          <table:table-cell office:value-type="float" office:value="1.628">
            <text:p>1.63</text:p>
          </table:table-cell>
          <table:table-cell office:value-type="float" office:value="2.036">
            <text:p>2.04</text:p>
          </table:table-cell>
          <table:table-cell office:value-type="float" office:value="1.566">
            <text:p>1.57</text:p>
          </table:table-cell>
          <table:table-cell office:value-type="float" office:value="9.291">
            <text:p>9.29</text:p>
          </table:table-cell>
          <table:table-cell office:value-type="float" office:value="1.448">
            <text:p>1.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10k_per_txn.I44" table:end-x="0.25in" table:end-y="0.0205in" draw:z-index="0" draw:style-name="gr1" svg:width="10.2528in" svg:height="5.1815in" svg:x="0.0642in" svg:y="0.0291in">
              <draw:object draw:notify-on-update-of-ranges="10k_per_txn.A3:10k_per_txn.A3 10k_per_txn.A4:10k_per_txn.A11 10k_per_txn.B3:10k_per_txn.B3 10k_per_txn.B4:10k_per_txn.B11 10k_per_txn.C3:10k_per_txn.C3 10k_per_txn.C4:10k_per_txn.C11 10k_per_txn.D3:10k_per_txn.D3 10k_per_txn.D4:10k_per_txn.D11 10k_per_txn.E3:10k_per_txn.E3 10k_per_txn.E4:10k_per_txn.E11 10k_per_txn.F3:10k_per_txn.F3 10k_per_txn.F4:10k_per_txn.F11 10k_per_txn.G3:10k_per_txn.G3 10k_per_txn.G4:10k_per_txn.G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5">01/25/2008</text:date>, <text:time>01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initial-creator>Shane Hathaway</meta:initial-creator>
    <meta:creation-date>2006-04-25T22:01:32</meta:creation-date>
    <dc:creator>Shane Hathaway</dc:creator>
    <dc:date>2008-01-25T01:14:25</dc:date>
    <meta:editing-cycles>42</meta:editing-cycles>
    <meta:editing-duration>PT13H26M25S</meta:editing-duration>
    <meta:user-defined meta:name="Info 1"/>
    <meta:user-defined meta:name="Info 2"/>
    <meta:user-defined meta:name="Info 3"/>
    <meta:user-defined meta:name="Info 4"/>
    <meta:document-statistic meta:table-count="3" meta:cell-count="192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31.111cm" svg:height="13.162cm" chart:class="chart:line" chart:style-name="ch1">
        <chart:legend chart:legend-position="end" svg:x="24.911cm" svg:y="5.685cm" chart:style-name="ch2"/>
        <chart:plot-area chart:style-name="ch3" table:cell-range-address="1_per_txn.A3:1_per_txn.G11" chart:data-source-has-labels="both" svg:x="1.001cm" svg:y="0.263cm" svg:width="23.287cm" svg:height="12.31cm">
          <chart:axis chart:dimension="x" chart:name="primary-x" chart:style-name="ch4">
            <chart:title svg:x="11.758cm" svg:y="12.265cm" chart:style-name="ch5">
              <text:p>Concurrency</text:p>
            </chart:title>
            <chart:categories table:cell-range-address="1_per_txn.A4:1_per_txn.A11"/>
          </chart:axis>
          <chart:axis chart:dimension="y" chart:name="primary-y" chart:style-name="ch4">
            <chart:title svg:x="0.622cm" svg:y="6.516cm" chart:style-name="ch6">
              <text:p>Time</text:p>
            </chart:title>
            <chart:grid chart:style-name="ch7" chart:class="major"/>
          </chart:axis>
          <chart:series chart:style-name="ch8" chart:values-cell-range-address="1_per_txn.B4:1_per_txn.B11" chart:label-cell-address="1_per_txn.B3:1_per_txn.B3" chart:class="chart:line">
            <chart:data-point chart:repeated="8"/>
          </chart:series>
          <chart:series chart:style-name="ch9" chart:values-cell-range-address="1_per_txn.C4:1_per_txn.C11" chart:label-cell-address="1_per_txn.C3:1_per_txn.C3" chart:class="chart:line">
            <chart:data-point chart:repeated="8"/>
          </chart:series>
          <chart:series chart:style-name="ch10" chart:values-cell-range-address="1_per_txn.D4:1_per_txn.D11" chart:label-cell-address="1_per_txn.D3:1_per_txn.D3" chart:class="chart:line">
            <chart:data-point chart:repeated="8"/>
          </chart:series>
          <chart:series chart:style-name="ch11" chart:values-cell-range-address="1_per_txn.E4:1_per_txn.E11" chart:label-cell-address="1_per_txn.E3:1_per_txn.E3" chart:class="chart:line">
            <chart:data-point chart:repeated="8"/>
          </chart:series>
          <chart:series chart:style-name="ch12" chart:values-cell-range-address="1_per_txn.F4:1_per_txn.F11" chart:label-cell-address="1_per_txn.F3:1_per_txn.F3" chart:class="chart:line">
            <chart:data-point chart:repeated="8"/>
          </chart:series>
          <chart:series chart:style-name="ch13" chart:values-cell-range-address="1_per_txn.G4:1_per_txn.G11" chart:label-cell-address="1_per_txn.G3:1_per_txn.G3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O + FileStorage - write</text:p>
              </table:table-cell>
              <table:table-cell office:value-type="string">
                <text:p> ZEO + FileStorage - read</text:p>
              </table:table-cell>
              <table:table-cell office:value-type="string">
                <text:p> PostgreSQLAdapter - write</text:p>
              </table:table-cell>
              <table:table-cell office:value-type="string">
                <text:p> PostgreSQLAdapter - read</text:p>
              </table:table-cell>
              <table:table-cell office:value-type="string">
                <text:p> OracleAdapter - write</text:p>
              </table:table-cell>
              <table:table-cell office:value-type="string">
                <text:p> OracleAdapter - 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">
                <text:p>0.019</text:p>
              </table:table-cell>
              <table:table-cell office:value-type="float" office:value="0.002">
                <text:p>0.002</text:p>
              </table:table-cell>
              <table:table-cell office:value-type="float" office:value="0.019">
                <text:p>0.019</text:p>
              </table:table-cell>
              <table:table-cell office:value-type="float" office:value="0.003">
                <text:p>0.003</text:p>
              </table:table-cell>
              <table:table-cell office:value-type="float" office:value="0.07">
                <text:p>0.0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">
                <text:p>0.041</text:p>
              </table:table-cell>
              <table:table-cell office:value-type="float" office:value="0.002">
                <text:p>0.002</text:p>
              </table:table-cell>
              <table:table-cell office:value-type="float" office:value="0.059">
                <text:p>0.059</text:p>
              </table:table-cell>
              <table:table-cell office:value-type="float" office:value="0.006">
                <text:p>0.006</text:p>
              </table:table-cell>
              <table:table-cell office:value-type="float" office:value="0.227">
                <text:p>0.22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">
                <text:p>0.051</text:p>
              </table:table-cell>
              <table:table-cell office:value-type="float" office:value="0.002">
                <text:p>0.002</text:p>
              </table:table-cell>
              <table:table-cell office:value-type="float" office:value="0.107">
                <text:p>0.107</text:p>
              </table:table-cell>
              <table:table-cell office:value-type="float" office:value="0.005">
                <text:p>0.005</text:p>
              </table:table-cell>
              <table:table-cell office:value-type="float" office:value="0.42">
                <text:p>0.4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8">
                <text:p>0.058</text:p>
              </table:table-cell>
              <table:table-cell office:value-type="float" office:value="0.002">
                <text:p>0.002</text:p>
              </table:table-cell>
              <table:table-cell office:value-type="float" office:value="0.14">
                <text:p>0.14</text:p>
              </table:table-cell>
              <table:table-cell office:value-type="float" office:value="0.006">
                <text:p>0.006</text:p>
              </table:table-cell>
              <table:table-cell office:value-type="float" office:value="0.579">
                <text:p>0.57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">
                <text:p>0.029</text:p>
              </table:table-cell>
              <table:table-cell office:value-type="float" office:value="0.002">
                <text:p>0.002</text:p>
              </table:table-cell>
              <table:table-cell office:value-type="float" office:value="0.263">
                <text:p>0.263</text:p>
              </table:table-cell>
              <table:table-cell office:value-type="float" office:value="0.009">
                <text:p>0.009</text:p>
              </table:table-cell>
              <table:table-cell office:value-type="float" office:value="0.816">
                <text:p>0.81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6">
                <text:p>0.146</text:p>
              </table:table-cell>
              <table:table-cell office:value-type="float" office:value="0.003">
                <text:p>0.003</text:p>
              </table:table-cell>
              <table:table-cell office:value-type="float" office:value="0.211">
                <text:p>0.211</text:p>
              </table:table-cell>
              <table:table-cell office:value-type="float" office:value="0.017">
                <text:p>0.017</text:p>
              </table:table-cell>
              <table:table-cell office:value-type="float" office:value="0.956">
                <text:p>0.95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">
                <text:p>0.092</text:p>
              </table:table-cell>
              <table:table-cell office:value-type="float" office:value="0.003">
                <text:p>0.003</text:p>
              </table:table-cell>
              <table:table-cell office:value-type="float" office:value="0.268">
                <text:p>0.268</text:p>
              </table:table-cell>
              <table:table-cell office:value-type="float" office:value="0.012">
                <text:p>0.012</text:p>
              </table:table-cell>
              <table:table-cell office:value-type="float" office:value="1.311">
                <text:p>1.3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4">
                <text:p>0.124</text:p>
              </table:table-cell>
              <table:table-cell office:value-type="float" office:value="0.004">
                <text:p>0.004</text:p>
              </table:table-cell>
              <table:table-cell office:value-type="float" office:value="0.293">
                <text:p>0.293</text:p>
              </table:table-cell>
              <table:table-cell office:value-type="float" office:value="0.014">
                <text:p>0.014</text:p>
              </table:table-cell>
              <table:table-cell office:value-type="float" office:value="1.432">
                <text:p>1.432</text:p>
              </table:table-cell>
              <table:table-cell office:value-type="float" office:value="0.084">
                <text:p>0.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043cm" svg:height="13.162cm" chart:class="chart:line" chart:style-name="ch1">
        <chart:legend chart:legend-position="end" svg:x="20.853cm" svg:y="5.685cm" chart:style-name="ch2"/>
        <chart:plot-area chart:style-name="ch3" table:cell-range-address="100_per_txn.A3:100_per_txn.G11" chart:data-source-has-labels="both" svg:x="0.838cm" svg:y="1.056cm" svg:width="19.494cm" svg:height="11.517cm">
          <chart:axis chart:dimension="x" chart:name="primary-x" chart:style-name="ch4">
            <chart:title svg:x="9.844cm" svg:y="12.265cm" chart:style-name="ch5">
              <text:p>Concurrency</text:p>
            </chart:title>
            <chart:categories table:cell-range-address="100_per_txn.A4:100_per_txn.A11"/>
          </chart:axis>
          <chart:axis chart:dimension="y" chart:name="primary-y" chart:style-name="ch4">
            <chart:title svg:x="0.521cm" svg:y="6.913cm" chart:style-name="ch6">
              <text:p>Time</text:p>
            </chart:title>
            <chart:grid chart:style-name="ch7" chart:class="major"/>
          </chart:axis>
          <chart:series chart:style-name="ch8" chart:values-cell-range-address="100_per_txn.B4:100_per_txn.B11" chart:label-cell-address="100_per_txn.B3:100_per_txn.B3" chart:class="chart:line">
            <chart:data-point chart:repeated="8"/>
          </chart:series>
          <chart:series chart:style-name="ch9" chart:values-cell-range-address="100_per_txn.C4:100_per_txn.C11" chart:label-cell-address="100_per_txn.C3:100_per_txn.C3" chart:class="chart:line">
            <chart:data-point chart:repeated="8"/>
          </chart:series>
          <chart:series chart:style-name="ch10" chart:values-cell-range-address="100_per_txn.D4:100_per_txn.D11" chart:label-cell-address="100_per_txn.D3:100_per_txn.D3" chart:class="chart:line">
            <chart:data-point chart:repeated="8"/>
          </chart:series>
          <chart:series chart:style-name="ch11" chart:values-cell-range-address="100_per_txn.E4:100_per_txn.E11" chart:label-cell-address="100_per_txn.E3:100_per_txn.E3" chart:class="chart:line">
            <chart:data-point chart:repeated="8"/>
          </chart:series>
          <chart:series chart:style-name="ch12" chart:values-cell-range-address="100_per_txn.F4:100_per_txn.F11" chart:label-cell-address="100_per_txn.F3:100_per_txn.F3" chart:class="chart:line">
            <chart:data-point chart:repeated="8"/>
          </chart:series>
          <chart:series chart:style-name="ch13" chart:values-cell-range-address="100_per_txn.G4:100_per_txn.G11" chart:label-cell-address="100_per_txn.G3:100_per_txn.G3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O + FileStorage - write</text:p>
              </table:table-cell>
              <table:table-cell office:value-type="string">
                <text:p> ZEO + FileStorage - read</text:p>
              </table:table-cell>
              <table:table-cell office:value-type="string">
                <text:p> PostgreSQLAdapter - write</text:p>
              </table:table-cell>
              <table:table-cell office:value-type="string">
                <text:p> PostgreSQLAdapter - read</text:p>
              </table:table-cell>
              <table:table-cell office:value-type="string">
                <text:p> OracleAdapter - write</text:p>
              </table:table-cell>
              <table:table-cell office:value-type="string">
                <text:p> OracleAdapter - 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74">
                <text:p>0.074</text:p>
              </table:table-cell>
              <table:table-cell office:value-type="float" office:value="0.005">
                <text:p>0.005</text:p>
              </table:table-cell>
              <table:table-cell office:value-type="float" office:value="0.078">
                <text:p>0.07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8">
                <text:p>0.038</text:p>
              </table:table-cell>
              <table:table-cell office:value-type="float" office:value="0.006">
                <text:p>0.006</text:p>
              </table:table-cell>
              <table:table-cell office:value-type="float" office:value="0.071">
                <text:p>0.071</text:p>
              </table:table-cell>
              <table:table-cell office:value-type="float" office:value="0.005">
                <text:p>0.005</text:p>
              </table:table-cell>
              <table:table-cell office:value-type="float" office:value="0.252">
                <text:p>0.25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">
                <text:p>0.06</text:p>
              </table:table-cell>
              <table:table-cell office:value-type="float" office:value="0.006">
                <text:p>0.006</text:p>
              </table:table-cell>
              <table:table-cell office:value-type="float" office:value="0.116">
                <text:p>0.116</text:p>
              </table:table-cell>
              <table:table-cell office:value-type="float" office:value="0.009">
                <text:p>0.009</text:p>
              </table:table-cell>
              <table:table-cell office:value-type="float" office:value="0.499">
                <text:p>0.49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">
                <text:p>0.062</text:p>
              </table:table-cell>
              <table:table-cell office:value-type="float" office:value="0.006">
                <text:p>0.006</text:p>
              </table:table-cell>
              <table:table-cell office:value-type="float" office:value="0.167">
                <text:p>0.167</text:p>
              </table:table-cell>
              <table:table-cell office:value-type="float" office:value="0.018">
                <text:p>0.018</text:p>
              </table:table-cell>
              <table:table-cell office:value-type="float" office:value="0.665">
                <text:p>0.66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">
                <text:p>0.149</text:p>
              </table:table-cell>
              <table:table-cell office:value-type="float" office:value="0.007">
                <text:p>0.007</text:p>
              </table:table-cell>
              <table:table-cell office:value-type="float" office:value="0.187">
                <text:p>0.187</text:p>
              </table:table-cell>
              <table:table-cell office:value-type="float" office:value="0.022">
                <text:p>0.022</text:p>
              </table:table-cell>
              <table:table-cell office:value-type="float" office:value="0.842">
                <text:p>0.84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8">
                <text:p>0.098</text:p>
              </table:table-cell>
              <table:table-cell office:value-type="float" office:value="0.012">
                <text:p>0.012</text:p>
              </table:table-cell>
              <table:table-cell office:value-type="float" office:value="0.272">
                <text:p>0.272</text:p>
              </table:table-cell>
              <table:table-cell office:value-type="float" office:value="0.022">
                <text:p>0.022</text:p>
              </table:table-cell>
              <table:table-cell office:value-type="float" office:value="1.145">
                <text:p>1.14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">
                <text:p>0.065</text:p>
              </table:table-cell>
              <table:table-cell office:value-type="float" office:value="0.01">
                <text:p>0.01</text:p>
              </table:table-cell>
              <table:table-cell office:value-type="float" office:value="0.324">
                <text:p>0.324</text:p>
              </table:table-cell>
              <table:table-cell office:value-type="float" office:value="0.027">
                <text:p>0.027</text:p>
              </table:table-cell>
              <table:table-cell office:value-type="float" office:value="1.317">
                <text:p>1.317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8">
                <text:p>0.108</text:p>
              </table:table-cell>
              <table:table-cell office:value-type="float" office:value="0.015">
                <text:p>0.015</text:p>
              </table:table-cell>
              <table:table-cell office:value-type="float" office:value="0.36">
                <text:p>0.36</text:p>
              </table:table-cell>
              <table:table-cell office:value-type="float" office:value="0.032">
                <text:p>0.032</text:p>
              </table:table-cell>
              <table:table-cell office:value-type="float" office:value="1.599">
                <text:p>1.599</text:p>
              </table:table-cell>
              <table:table-cell office:value-type="float" office:value="0.069">
                <text:p>0.0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6.043cm" svg:height="13.162cm" chart:class="chart:line" chart:style-name="ch1">
        <chart:legend chart:legend-position="end" svg:x="20.853cm" svg:y="5.685cm" chart:style-name="ch2"/>
        <chart:plot-area chart:style-name="ch3" table:cell-range-address="10k_per_txn.A3:10k_per_txn.G11" chart:data-source-has-labels="both" svg:x="0.838cm" svg:y="1.056cm" svg:width="19.494cm" svg:height="11.517cm">
          <chart:axis chart:dimension="x" chart:name="primary-x" chart:style-name="ch4">
            <chart:title svg:x="9.845cm" svg:y="12.265cm" chart:style-name="ch5">
              <text:p>Concurrency</text:p>
            </chart:title>
            <chart:categories table:cell-range-address="10k_per_txn.A4:10k_per_txn.A11"/>
          </chart:axis>
          <chart:axis chart:dimension="y" chart:name="primary-y" chart:style-name="ch4">
            <chart:title svg:x="0.521cm" svg:y="6.913cm" chart:style-name="ch6">
              <text:p>Time</text:p>
            </chart:title>
            <chart:grid chart:style-name="ch7" chart:class="major"/>
          </chart:axis>
          <chart:series chart:style-name="ch8" chart:values-cell-range-address="10k_per_txn.B4:10k_per_txn.B11" chart:label-cell-address="10k_per_txn.B3:10k_per_txn.B3" chart:class="chart:line">
            <chart:data-point chart:repeated="8"/>
          </chart:series>
          <chart:series chart:style-name="ch9" chart:values-cell-range-address="10k_per_txn.C4:10k_per_txn.C11" chart:label-cell-address="10k_per_txn.C3:10k_per_txn.C3" chart:class="chart:line">
            <chart:data-point chart:repeated="8"/>
          </chart:series>
          <chart:series chart:style-name="ch10" chart:values-cell-range-address="10k_per_txn.D4:10k_per_txn.D11" chart:label-cell-address="10k_per_txn.D3:10k_per_txn.D3" chart:class="chart:line">
            <chart:data-point chart:repeated="8"/>
          </chart:series>
          <chart:series chart:style-name="ch11" chart:values-cell-range-address="10k_per_txn.E4:10k_per_txn.E11" chart:label-cell-address="10k_per_txn.E3:10k_per_txn.E3" chart:class="chart:line">
            <chart:data-point chart:repeated="8"/>
          </chart:series>
          <chart:series chart:style-name="ch12" chart:values-cell-range-address="10k_per_txn.F4:10k_per_txn.F11" chart:label-cell-address="10k_per_txn.F3:10k_per_txn.F3" chart:class="chart:line">
            <chart:data-point chart:repeated="8"/>
          </chart:series>
          <chart:series chart:style-name="ch13" chart:values-cell-range-address="10k_per_txn.G4:10k_per_txn.G11" chart:label-cell-address="10k_per_txn.G3:10k_per_txn.G3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ZEO + FileStorage - write</text:p>
              </table:table-cell>
              <table:table-cell office:value-type="string">
                <text:p> ZEO + FileStorage - read</text:p>
              </table:table-cell>
              <table:table-cell office:value-type="string">
                <text:p> PostgreSQLAdapter - write</text:p>
              </table:table-cell>
              <table:table-cell office:value-type="string">
                <text:p> PostgreSQLAdapter - read</text:p>
              </table:table-cell>
              <table:table-cell office:value-type="string">
                <text:p> OracleAdapter - write</text:p>
              </table:table-cell>
              <table:table-cell office:value-type="string">
                <text:p> OracleAdapter - re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3">
                <text:p>0.283</text:p>
              </table:table-cell>
              <table:table-cell office:value-type="float" office:value="0.402">
                <text:p>0.402</text:p>
              </table:table-cell>
              <table:table-cell office:value-type="float" office:value="0.371">
                <text:p>0.371</text:p>
              </table:table-cell>
              <table:table-cell office:value-type="float" office:value="0.224">
                <text:p>0.224</text:p>
              </table:table-cell>
              <table:table-cell office:value-type="float" office:value="0.576">
                <text:p>0.576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1">
                <text:p>0.621</text:p>
              </table:table-cell>
              <table:table-cell office:value-type="float" office:value="0.472">
                <text:p>0.472</text:p>
              </table:table-cell>
              <table:table-cell office:value-type="float" office:value="1.031">
                <text:p>1.031</text:p>
              </table:table-cell>
              <table:table-cell office:value-type="float" office:value="0.462">
                <text:p>0.462</text:p>
              </table:table-cell>
              <table:table-cell office:value-type="float" office:value="1.247">
                <text:p>1.247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2">
                <text:p>0.492</text:p>
              </table:table-cell>
              <table:table-cell office:value-type="float" office:value="0.749">
                <text:p>0.749</text:p>
              </table:table-cell>
              <table:table-cell office:value-type="float" office:value="1.966">
                <text:p>1.966</text:p>
              </table:table-cell>
              <table:table-cell office:value-type="float" office:value="1.286">
                <text:p>1.286</text:p>
              </table:table-cell>
              <table:table-cell office:value-type="float" office:value="2.314">
                <text:p>2.314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4">
                <text:p>1.424</text:p>
              </table:table-cell>
              <table:table-cell office:value-type="float" office:value="0.832">
                <text:p>0.832</text:p>
              </table:table-cell>
              <table:table-cell office:value-type="float" office:value="1.588">
                <text:p>1.588</text:p>
              </table:table-cell>
              <table:table-cell office:value-type="float" office:value="1.125">
                <text:p>1.125</text:p>
              </table:table-cell>
              <table:table-cell office:value-type="float" office:value="3.067">
                <text:p>3.067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">
                <text:p>1.51</text:p>
              </table:table-cell>
              <table:table-cell office:value-type="float" office:value="1.256">
                <text:p>1.256</text:p>
              </table:table-cell>
              <table:table-cell office:value-type="float" office:value="2.949">
                <text:p>2.949</text:p>
              </table:table-cell>
              <table:table-cell office:value-type="float" office:value="0.923">
                <text:p>0.923</text:p>
              </table:table-cell>
              <table:table-cell office:value-type="float" office:value="4.496">
                <text:p>4.496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03">
                <text:p>2.203</text:p>
              </table:table-cell>
              <table:table-cell office:value-type="float" office:value="1.927">
                <text:p>1.927</text:p>
              </table:table-cell>
              <table:table-cell office:value-type="float" office:value="1.387">
                <text:p>1.387</text:p>
              </table:table-cell>
              <table:table-cell office:value-type="float" office:value="1.527">
                <text:p>1.527</text:p>
              </table:table-cell>
              <table:table-cell office:value-type="float" office:value="6.531">
                <text:p>6.531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2">
                <text:p>2.042</text:p>
              </table:table-cell>
              <table:table-cell office:value-type="float" office:value="2.851">
                <text:p>2.851</text:p>
              </table:table-cell>
              <table:table-cell office:value-type="float" office:value="5.802">
                <text:p>5.802</text:p>
              </table:table-cell>
              <table:table-cell office:value-type="float" office:value="2.592">
                <text:p>2.592</text:p>
              </table:table-cell>
              <table:table-cell office:value-type="float" office:value="7.959">
                <text:p>7.95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37">
                <text:p>2.537</text:p>
              </table:table-cell>
              <table:table-cell office:value-type="float" office:value="1.628">
                <text:p>1.628</text:p>
              </table:table-cell>
              <table:table-cell office:value-type="float" office:value="2.036">
                <text:p>2.036</text:p>
              </table:table-cell>
              <table:table-cell office:value-type="float" office:value="1.566">
                <text:p>1.566</text:p>
              </table:table-cell>
              <table:table-cell office:value-type="float" office:value="9.291">
                <text:p>9.291</text:p>
              </table:table-cell>
              <table:table-cell office:value-type="float" office:value="1.448">
                <text:p>1.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